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/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72">
            <text:p>72</text:p>
          </table:table-cell>
          <table:table-cell table:style-name="ce25" office:value-type="string">
            <text:p>Xerox emitidos no mês</text:p>
          </table:table-cell>
          <table:table-cell table:style-name="ce31" table:formula="oooc:=[.C2]*0.3" office:value-type="float" office:value="21.6">
            <text:p>21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9">
            <text:p>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39">
            <text:p>39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7">
            <text:p>1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38">
            <text:p>1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36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44">
            <text:p>4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9">
            <text:p>12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7">
            <text:p>2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30">
            <text:p>2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table:style-name="ce23" office:value-type="string">
            <text:p>XIKO-KARPA</text:p>
          </table:table-cell>
          <table:table-cell table:style-name="ce25" office:value-type="float" office:value="6">
            <text:p>6</text:p>
          </table:table-cell>
          <table:table-cell table:style-name="ce29" office:value-type="string">
            <text:p>Xerox emitidos no mês</text:p>
          </table:table-cell>
          <table:table-cell table:style-name="ce32" table:formula="oooc:=[.C80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6">
            <text:p>3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9]*0.3" office:value-type="float" office:value="10.8">
            <text:p>10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Atualização do template do site</text:p>
          </table:table-cell>
          <table:table-cell table:style-name="ce31" office:value-type="float" office:value="600">
            <text:p>6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7">
            <text:p>1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0]*0.3" office:value-type="float" office:value="5.1">
            <text:p>5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ITRA-RESSAC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AKARI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1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ENEDITO-GASPAR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9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39">
            <text:p>3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36]*0.3" office:value-type="float" office:value="11.7">
            <text:p>11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0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7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9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35">
            <text:p>3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5]*0.3" office:value-type="float" office:value="10.5">
            <text:p>10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7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5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8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7">
            <text:p>8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9">
            <text:p>19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0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8">
            <text:p>88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SUCESAR</text:p>
          </table:table-cell>
          <table:table-cell table:style-name="ce25" office:value-type="float" office:value="3">
            <text:p>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2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74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6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5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/02/2008</text:date>, <text:time>08:4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Carlos Augusto Marcicano</meta:initial-creator>
    <meta:creation-date>2007-08-03T15:08:45</meta:creation-date>
    <dc:creator>Carlos Augusto Marcicano</dc:creator>
    <dc:date>2008-02-07T08:43:58</dc:date>
    <meta:printed-by>Carlos Augusto Marcicano</meta:printed-by>
    <meta:print-date>2007-09-27T11:53:34</meta:print-date>
    <dc:language>pt-BR</dc:language>
    <meta:editing-cycles>309</meta:editing-cycles>
    <meta:editing-duration>PT14H52M2S</meta:editing-duration>
    <meta:user-defined meta:name="Info 1"/>
    <meta:user-defined meta:name="Info 2"/>
    <meta:user-defined meta:name="Info 3"/>
    <meta:user-defined meta:name="Info 4"/>
    <meta:document-statistic meta:table-count="2" meta:cell-count="187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